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Arial, sans-serif"/>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ad819" officeooo:paragraph-rsid="001a0731"/>
    </style:style>
    <style:style style:name="P2" style:family="paragraph" style:parent-style-name="Standard">
      <style:paragraph-properties fo:text-align="justify" style:justify-single-word="false"/>
      <style:text-properties style:font-name="Arial" officeooo:rsid="001a0731" officeooo:paragraph-rsid="001a0731"/>
    </style:style>
    <style:style style:name="P3" style:family="paragraph" style:parent-style-name="Standard">
      <style:paragraph-properties fo:text-align="justify" style:justify-single-word="false"/>
      <style:text-properties style:font-name="Arial" fo:font-style="normal" fo:font-weight="normal" officeooo:rsid="00301184" officeooo:paragraph-rsid="001a9d43"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font-name="Arial" fo:font-style="normal" fo:font-weight="normal" officeooo:rsid="00315273" officeooo:paragraph-rsid="001a9d43"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font-name="Arial" fo:font-style="normal" fo:font-weight="normal" officeooo:rsid="00331c27" officeooo:paragraph-rsid="001a9d43"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officeooo:paragraph-rsid="001a9d43"/>
    </style:style>
    <style:style style:name="P7" style:family="paragraph" style:parent-style-name="Standard">
      <style:paragraph-properties fo:text-align="justify" style:justify-single-word="false"/>
      <style:text-properties officeooo:paragraph-rsid="00301184"/>
    </style:style>
    <style:style style:name="P8" style:family="paragraph" style:parent-style-name="Standard">
      <style:paragraph-properties fo:text-align="justify" style:justify-single-word="false"/>
      <style:text-properties officeooo:paragraph-rsid="00351d33"/>
    </style:style>
    <style:style style:name="P9" style:family="paragraph" style:parent-style-name="Standard">
      <style:paragraph-properties fo:text-align="justify" style:justify-single-word="false"/>
      <style:text-properties style:font-name="Arial" fo:font-style="normal" fo:font-weight="normal" officeooo:rsid="00331c27" officeooo:paragraph-rsid="00351d33"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Arial" fo:font-style="normal" fo:font-weight="normal" officeooo:rsid="00331c27" officeooo:paragraph-rsid="003b0a4a"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Arial" officeooo:rsid="001c6fae" officeooo:paragraph-rsid="001a0731"/>
    </style:style>
    <style:style style:name="P12" style:family="paragraph" style:parent-style-name="Standard">
      <style:paragraph-properties fo:text-align="justify" style:justify-single-word="false"/>
      <style:text-properties fo:color="#000000" loext:opacity="100%" style:font-name="Arial" fo:font-weight="bold" officeooo:rsid="003b0238" officeooo:paragraph-rsid="003b0238" style:font-weight-asian="bold" style:font-weight-complex="bold"/>
    </style:style>
    <style:style style:name="P13" style:family="paragraph" style:parent-style-name="Standard">
      <style:paragraph-properties fo:text-align="justify" style:justify-single-word="false"/>
      <style:text-properties fo:color="#000000" loext:opacity="100%" style:font-name="Arial" fo:font-style="normal" fo:font-weight="bold" officeooo:rsid="003b0238" officeooo:paragraph-rsid="003b0238" style:font-style-asian="normal" style:font-weight-asian="bold" style:font-style-complex="normal" style:font-weight-complex="bold"/>
    </style:style>
    <style:style style:name="T1" style:family="text">
      <style:text-properties style:font-name="Arial" officeooo:rsid="00300298"/>
    </style:style>
    <style:style style:name="T2" style:family="text">
      <style:text-properties style:font-name="Arial" fo:font-style="normal" fo:font-weight="normal" officeooo:rsid="0021e7aa" style:font-style-asian="normal" style:font-weight-asian="normal" style:font-style-complex="normal" style:font-weight-complex="normal"/>
    </style:style>
    <style:style style:name="T3" style:family="text">
      <style:text-properties style:font-name="Arial" fo:font-style="normal" fo:font-weight="normal" officeooo:rsid="002a5a49" style:font-style-asian="normal" style:font-weight-asian="normal" style:font-style-complex="normal" style:font-weight-complex="normal"/>
    </style:style>
    <style:style style:name="T4" style:family="text">
      <style:text-properties style:font-name="Arial" fo:font-style="normal" fo:font-weight="normal" officeooo:rsid="002a723d" style:font-style-asian="normal" style:font-weight-asian="normal" style:font-style-complex="normal" style:font-weight-complex="normal"/>
    </style:style>
    <style:style style:name="T5" style:family="text">
      <style:text-properties style:font-name="Arial" fo:font-style="normal" fo:font-weight="normal" officeooo:rsid="002c2c97" style:font-style-asian="normal" style:font-weight-asian="normal" style:font-style-complex="normal" style:font-weight-complex="normal"/>
    </style:style>
    <style:style style:name="T6" style:family="text">
      <style:text-properties style:font-name="Arial" fo:font-style="normal" fo:font-weight="normal" officeooo:rsid="002d2597" style:font-style-asian="normal" style:font-weight-asian="normal" style:font-style-complex="normal" style:font-weight-complex="normal"/>
    </style:style>
    <style:style style:name="T7" style:family="text">
      <style:text-properties style:font-name="Arial" fo:font-style="normal" fo:font-weight="normal" officeooo:rsid="002ed10b" style:font-style-asian="normal" style:font-weight-asian="normal" style:font-style-complex="normal" style:font-weight-complex="normal"/>
    </style:style>
    <style:style style:name="T8" style:family="text">
      <style:text-properties style:font-name="Arial" fo:font-style="normal" fo:font-weight="normal" officeooo:rsid="00301184" style:font-style-asian="normal" style:font-weight-asian="normal" style:font-style-complex="normal" style:font-weight-complex="normal"/>
    </style:style>
    <style:style style:name="T9" style:family="text">
      <style:text-properties style:font-name="Arial" fo:font-style="normal" fo:font-weight="normal" officeooo:rsid="003108ba" style:font-style-asian="normal" style:font-weight-asian="normal" style:font-style-complex="normal" style:font-weight-complex="normal"/>
    </style:style>
    <style:style style:name="T10" style:family="text">
      <style:text-properties style:font-name="Arial" fo:font-style="normal" fo:font-weight="normal" officeooo:rsid="00315273" style:font-style-asian="normal" style:font-weight-asian="normal" style:font-style-complex="normal" style:font-weight-complex="normal"/>
    </style:style>
    <style:style style:name="T11" style:family="text">
      <style:text-properties style:font-name="Arial" fo:font-style="normal" fo:font-weight="normal" officeooo:rsid="00331c27" style:font-style-asian="normal" style:font-weight-asian="normal" style:font-style-complex="normal" style:font-weight-complex="normal"/>
    </style:style>
    <style:style style:name="T12" style:family="text">
      <style:text-properties style:font-name="Arial" fo:font-style="normal" officeooo:rsid="0037752c" style:font-style-asian="normal" style:font-style-complex="normal"/>
    </style:style>
    <style:style style:name="T13" style:family="text">
      <style:text-properties style:font-name="Arial" fo:font-style="normal" officeooo:rsid="0037ce31" style:font-style-asian="normal" style:font-style-complex="normal"/>
    </style:style>
    <style:style style:name="T14" style:family="text">
      <style:text-properties style:font-name="Arial" officeooo:rsid="0028df2d"/>
    </style:style>
    <style:style style:name="T15" style:family="text">
      <style:text-properties style:font-name="Arial" fo:font-style="italic" officeooo:rsid="0037ce31" style:font-style-asian="italic" style:font-style-complex="italic"/>
    </style:style>
    <style:style style:name="T16" style:family="text">
      <style:text-properties style:font-name="Arial" fo:font-style="italic" officeooo:rsid="00342df6" style:font-style-asian="italic" style:font-style-complex="italic"/>
    </style:style>
    <style:style style:name="T17" style:family="text">
      <style:text-properties style:font-name="Arial" fo:font-style="italic" officeooo:rsid="00346aad" style:font-style-asian="italic" style:font-style-complex="italic"/>
    </style:style>
    <style:style style:name="T18" style:family="text">
      <style:text-properties style:font-name="Arial" fo:font-style="italic" officeooo:rsid="0035da18" style:font-style-asian="italic" style:font-style-complex="italic"/>
    </style:style>
    <style:style style:name="T19" style:family="text">
      <style:text-properties style:font-name="Arial" fo:font-style="italic" officeooo:rsid="00368a50" style:font-style-asian="italic" style:font-style-complex="italic"/>
    </style:style>
    <style:style style:name="T20" style:family="text">
      <style:text-properties style:font-name="Arial" fo:font-style="italic" officeooo:rsid="0037752c" style:font-style-asian="italic" style:font-style-complex="italic"/>
    </style:style>
    <style:style style:name="T21" style:family="text">
      <style:text-properties style:font-name="Arial" officeooo:rsid="00342df6"/>
    </style:style>
    <style:style style:name="T22" style:family="text">
      <style:text-properties style:font-name="Arial" officeooo:rsid="00346aad"/>
    </style:style>
    <style:style style:name="T23" style:family="text">
      <style:text-properties style:font-name="Arial" officeooo:rsid="00358952"/>
    </style:style>
    <style:style style:name="T24" style:family="text">
      <style:text-properties style:font-name="Arial" officeooo:rsid="0035da18"/>
    </style:style>
    <style:style style:name="T25" style:family="text">
      <style:text-properties style:font-name="Arial" officeooo:rsid="00368a50"/>
    </style:style>
    <style:style style:name="T26" style:family="text">
      <style:text-properties officeooo:rsid="0028df2d"/>
    </style:style>
    <style:style style:name="T27" style:family="text">
      <style:text-properties officeooo:rsid="0037752c"/>
    </style:style>
    <style:style style:name="T28" style:family="text">
      <style:text-properties fo:font-style="italic" style:font-style-asian="italic" style:font-style-complex="italic"/>
    </style:style>
    <style:style style:name="T29" style:family="text">
      <style:text-properties fo:font-style="italic" officeooo:rsid="0037ce31" style:font-style-asian="italic" style:font-style-complex="italic"/>
    </style:style>
    <style:style style:name="T30" style:family="text">
      <style:text-properties fo:font-style="italic" officeooo:rsid="003b0a4a" style:font-style-asian="italic" style:font-style-complex="italic"/>
    </style:style>
    <style:style style:name="T31" style:family="text">
      <style:text-properties officeooo:rsid="0037ce31"/>
    </style:style>
    <style:style style:name="T32" style:family="text">
      <style:text-properties officeooo:rsid="0038446d"/>
    </style:style>
    <style:style style:name="T33" style:family="text">
      <style:text-properties officeooo:rsid="00365506"/>
    </style:style>
    <style:style style:name="T34" style:family="text">
      <style:text-properties officeooo:rsid="00380986"/>
    </style:style>
    <style:style style:name="T35" style:family="text">
      <style:text-properties officeooo:rsid="00393dd3"/>
    </style:style>
    <style:style style:name="T36" style:family="text">
      <style:text-properties officeooo:rsid="00397052"/>
    </style:style>
    <style:style style:name="T37" style:family="text">
      <style:text-properties officeooo:rsid="003b0238"/>
    </style:style>
    <style:style style:name="T38" style:family="text">
      <style:text-properties officeooo:rsid="003b0a4a"/>
    </style:style>
    <style:style style:name="T39" style:family="text">
      <style:text-properties officeooo:rsid="003bd293"/>
    </style:style>
    <style:style style:name="T40" style:family="text">
      <style:text-properties officeooo:rsid="003c28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7">Versão Final</text:span> – <text:span text:style-name="T26">Artigo Turing</text:span></text:p>
      <text:p text:style-name="P1"/>
      <text:p text:style-name="P1">Aluno: Tiago Gonçalves da Silva </text:p>
      <text:p text:style-name="P1">RA: 2023644</text:p>
      <text:p text:style-name="P11"/>
      <text:p text:style-name="P12">Resenha</text:p>
      <text:p text:style-name="P6"><text:span text:style-name="T1"><text:tab/></text:span><text:span text:style-name="T14">Considere a pergunta “Máquinas conseguem pensar?” Para respondê-la é preciso primeiramente definir os termos “máquina” e “pensar”, como definir diretamente estes termos é difícil, o autor opta por trocar um questionamento por outro, é proposto assim um jogo chamado de “O jogo da imitação”.</text:span></text:p>
      <text:p text:style-name="P6"><text:span text:style-name="T14"><text:tab/>Este jogo é jogado com três pessoas: um homem (A), uma mulher (B) e um interrogador (C) de qualquer gênero, os três agentes ficam em salas separadas. O objetivo de C é determinar, apenas por conversas por texto digitado, quem é homem e quem é mulher</text:span><text:span text:style-name="T2">. </text:span><text:span text:style-name="T3">O objetivo de A é responder as perguntas de forma a induzir o investigador a errar </text:span><text:span text:style-name="T4">em</text:span><text:span text:style-name="T3"> sua identificação, de maneira oposta o objetivo de B é ajudar o investigador em seu objetivo.</text:span></text:p>
      <text:p text:style-name="P6"><text:span text:style-name="T3"><text:tab/></text:span><text:span text:style-name="T4">Assim é feita a proposta de substituir os agentes deste jogo, mantendo as mesmas regras, porém com o jogador A agora sendo uma máquina, o jogador C acertará tanto neste caso quanto acertava quando os três agentes eram humanos? Esta pergunta substitui a original de “Máquinas conseguem pensar?”</text:span></text:p>
      <text:p text:style-name="P6"><text:span text:style-name="T4"><text:tab/>O jogo da imitação busca avaliar apenas a capacidade da máquina em imitar as capacidade intelectuais de um ser humano, já que o investigador não pode ver, ouvir ou tocar os outros jogadores, características físicas como força, velocidade e aparência não são consideradas pelo jogador C. </text:span><text:span text:style-name="T5">Assim o jogo busca medir a capacidade da máquina em imitar o comportamento de um ser humano.</text:span></text:p>
      <text:p text:style-name="P7"><text:span text:style-name="T4"><text:tab/></text:span><text:span text:style-name="T5">Voltando à pergunta inicial, ainda é necessário definir o conceito de “máquina”, neste caso mais especificamente “máquina pensante”, </text:span><text:span text:style-name="T6">neste caso o tipo de máquina selecionado foram os “computadores eletrônicos” ou “computadores digitais”.</text:span></text:p>
      <text:p text:style-name="P7"><text:span text:style-name="T6"><text:tab/></text:span><text:span text:style-name="T8">Estes computadores devem </text:span><text:span text:style-name="T7">possu</text:span><text:span text:style-name="T8">ir</text:span><text:span text:style-name="T7"> três componentes principais: a memória, onde são guardadas todas as informações, </text:span><text:span text:style-name="T8">em pacotes de tamanhos reduzidos,</text:span><text:span text:style-name="T7"> que este computador usa em seus cálculos; a unidade de execução, </text:span><text:span text:style-name="T8">que carrega as operações envolvidas nos diversos cálculos que a máquina faz; e o controle, que certifica que as instruções estão sendo seguidas da maneira apropriada.</text:span></text:p>
      <text:p text:style-name="P3"><text:tab/>Em seguida são feitas descrições de como devem ser as instruções que a máquina executa, não na forma de linguagem usual com palavras, mas como números em linguagem de máquina. Estas informações não precisam ser operações únicas do tipo somas ou subtrações, mas sequências de informações em laços de repetição ou operações dentro de estruturas condicionais.</text:p>
      <text:p text:style-name="P6"><text:span text:style-name="T8"><text:tab/></text:span><text:span text:style-name="T9">Computadores digitais citados anteriormente são similares às “máquinas de estado discreto”, que são máquinas que mudam de um estado definido para outro, </text:span><text:span text:style-name="T10">mesmo que tudo se mova continuamente, pode-se pensar que existam máquinas de estado discreto.</text:span></text:p>
      <text:p text:style-name="P4"><text:tab/>Pode-se considerar que computadores digitais sejam da classe das máquinas de estado discreto, com enormes quantidades de estados possíveis. É possível que dada a tabela correspondente a uma destas máquinas, um computador seja capaz de prever e imitar seu comportamento, assim em um jogo da imitação o investigador não conseguiria distinguir entre uma máquina de estados discretos e um computador digital.</text:p>
      <text:p text:style-name="P6"><text:span text:style-name="T10"><text:tab/></text:span><text:span text:style-name="T11">Uma distinção importante é que, com a programação apropriada, um mesmo computador digital pode imitar qualquer máquina de estado discreto, dada esta universalidade, assim de certa forma todos os computadores digitais são equivalentes.</text:span></text:p>
      <text:p text:style-name="P5"><text:tab/>Dadas estas definições a pergunta inicial torna-se “Existem computadores digitais que possem ter bom desempenho no jogo da imitação?”</text:p>
      <text:p text:style-name="P8"><text:soft-page-break/><text:span text:style-name="T21"><text:tab/>Durante a seção 6 são enumeradas e apresentadas diversas visões e opiniões contrárias às apresentadas por Turing, bem como as respostas dele para estes questionamentos.</text:span></text:p>
      <text:p text:style-name="P8"><text:span text:style-name="T21"><text:tab/>1 – </text:span><text:span text:style-name="T16">A Objeção Teológica</text:span><text:span text:style-name="T21"> diz que pensar é produto da alma imortal do homem concedida por Deus, assim nenhum outro animal ou máquina seria capaz de pensar. </text:span><text:span text:style-name="T22">Turing rebate este argumento trazendo a onipotência de Deus, questionando se, dado que o Todo-poderoso consegue fazer tudo, por que não poderia conferir uma alma, e consequentemente poder de pensar a uma máquina?</text:span></text:p>
      <text:p text:style-name="P8"><text:span text:style-name="T22"><text:tab/>2 – </text:span><text:span text:style-name="T17">A Objeção ‘Heads in the Sand’</text:span><text:span text:style-name="T22"> </text:span><text:span text:style-name="T23">postula </text:span><text:span text:style-name="T22">que deve-se ignorar a problemática de que máquinas podem pensar, </text:span><text:span text:style-name="T23">por ser</text:span><text:span text:style-name="T22"> terrível demais. Turing considera não precisar rebater este argumento já que é fundado mais em medo do que em evidências reais.</text:span></text:p>
      <text:p text:style-name="P8"><text:span text:style-name="T22"><text:tab/>3 – </text:span><text:span text:style-name="T17">A Objeção Matemática</text:span><text:span text:style-name="T22"> diz que dado que a máquina proposta é um computador digital com capacidade infinita, esporadicamente cometerá erros, assim essa <text:s text:c="2"/>desvantagem das máquinas faz com elas não se igualem ao intelecto humano. </text:span><text:span text:style-name="T23">A rebatida é que os seres humanos por natureza também cometem erros ocasionais, se igualando a máquinas neste critério.</text:span></text:p>
      <text:p text:style-name="P8"><text:span text:style-name="T23"><text:tab/>4 – </text:span><text:span text:style-name="T18">A Objeção da Consciência</text:span><text:span text:style-name="T24"> diz que a máquina é incapaz de ter consciência e sentir emoções como a alegria da criação ou a tristeza do fracasso. Turing argumenta que a única forma de saber se um homem possui consciência é ser este homem, então a máquina pode ser programada a dar respostas a convencer que esta possui consciência.</text:span></text:p>
      <text:p text:style-name="P8"><text:span text:style-name="T24"><text:tab/>5 – </text:span><text:span text:style-name="T18">As Objeções das Muitas Deficiências</text:span><text:span text:style-name="T24"> argumentam que sempre há algo que a máquina é incapaz de fazer, como ter iniciativa, senso de humor ou fazer algo novo. Neste caso a réplica é que </text:span><text:span text:style-name="T25">estar limitações são percebidas nas máquinas da época, e portanto se aplicam para máquinas no geral, então a crítica de que máquinas não podem ter esta variedade de comportamentos é uma crítica à capacidade de armazenamento.</text:span></text:p>
      <text:p text:style-name="P8"><text:span text:style-name="T25"><text:tab/>6 –</text:span><text:span text:style-name="T19"> </text:span><text:span text:style-name="T20">A Objeção da Lady Lovelace </text:span><text:span text:style-name="T12">pode ser resumido em “máquinas não conseguem fazer nada novo, nem nos surpreender”. Turing considera que as máquinas de fato nos surpreendem, já que quando um fato nos é mostrado, não conseguimos imaginar todas as consequências desta informação, assim podendo ser surpreendidos tanto pelas ideias de outro ser humano ou de outra máquina.</text:span></text:p>
      <text:p text:style-name="P8"><text:span text:style-name="T12"><text:tab/>7 – </text:span><text:span text:style-name="T20">A Objeção da Continuidade do Sistema Nervoso </text:span><text:span text:style-name="T12">diz que dado que o cérebro humano é um sistema contínuo, uma máquina discreta não seria capaz de imitar seu comportamento, </text:span><text:span text:style-name="T13">sendo facilmente rebatido com o fato de que o interrogador não seria capaz de tirar vantagem deste fato, já que a diferença seria imperceptível.</text:span></text:p>
      <text:p text:style-name="P8"><text:span text:style-name="T12"><text:tab/>8 – </text:span><text:span text:style-name="T15">A Objeção da Informalidade do Comportamento</text:span><text:span text:style-name="T13"> considera que é impossível construir um algoritmo para codificar todo o comportamento humano, cobrindo cada eventualidade da situação. O argumento contrário é que apenas com observação é impossível prever o comportamento humano, apenas supor, e o mesmo seria válido para um computador digital com espaço suficiente de armazenamento.</text:span></text:p>
      <text:p text:style-name="P9"><text:span text:style-name="T27"><text:tab/>9 – </text:span><text:span text:style-name="T29">O Argumento da Percepção Extra-Sensorial</text:span><text:span text:style-name="T31"> </text:span><text:span text:style-name="T32">diz que elementos como telepatia, telecinese, clarividência e afins por parte do entrevistador ou da pessoa respondeno fariam diferença o suficiente para que a máquina não conseguisse imitar um ser humano. Turing responde que basta colocar todos em salas “anti-telepatia” e o problema está resolvido.</text:span></text:p>
      <text:p text:style-name="P9"><text:tab/><text:span text:style-name="T33">Na terceira parte do artigo Turing busca explicar como uma máquina para jogar o jogo da imitação pode ser programada, sendo que a única resposta satisfatória pode ser encontrada no final do século com o experimento sendo feito. Ele considera que a capacidade de armazenamento das máquinas evoluirá o bastante para ser comparada com a do cérebro humano, então o principal problema é como programar estas máquinas para jogar o jogo da imitação.</text:span></text:p>
      <text:p text:style-name="P9"><text:tab/><text:span text:style-name="T33">Para imitar a mente humana adulta são considerados três fatores principais: o estado inicial da mente ao nascimento, a educação que ela foi submetida, e suas </text:span><text:soft-page-break/><text:span text:style-name="T33">experiências que não podem ser descritas como educação. Dado estes três fatos é concluído que a maneira mais fácil seria produzir um programa que emule uma “mente de criança” e submeter esse programa à educação adequada, obtendo o cérebro adulto.</text:span></text:p>
      <text:p text:style-name="P9"><text:tab/><text:span text:style-name="T34">A proposta para esta educação é comparada com o processo de seleção natural, em que a estrutura do programa é o material genético a ser passado, as mudanças são as mutações, e a seleção natural é o julgamento do examinador, configurando uma estrutura de gerações, similar ao aprendizado supervisionado que temos hoje em dia.</text:span></text:p>
      <text:p text:style-name="P9"><text:tab/><text:span text:style-name="T34">Após isso são exploradas diversas formas de como esta mente poderia ser ensinada, </text:span><text:span text:style-name="T35">são apresentadas técnicas similares ao aprendizado por reforço, em que eventos penalizados devem ocorrer com menos frequência que o que foram recompensados, neste caso são considerados necessários que as ordens utilizem algum canal de comunicação “sem emoção” como uma linguagem simbólica.</text:span></text:p>
      <text:p text:style-name="P9"><text:tab/><text:span text:style-name="T35">Outro ponto destacado é a necessidade da máquina possuir ferramentas lógicas, como proposições, fatos, conjecturas, para conseguir combinar informações recebidas e intuir o que deve ser feito. É dito todavia, que este processo de inferência não precisa ser exatamente como é </text:span><text:span text:style-name="T36">a</text:span><text:span text:style-name="T35"> lógica proposicional, o sistema pode ser mais flexível.</text:span></text:p>
      <text:p text:style-name="P9"><text:tab/><text:span text:style-name="T36">Em relação ao processo de mudança das regras de operações feitas pela máquina, Turing destaca que o “professor” vai geralmente estar ignorante sobre o que a máquina está fazendo para aprender, outro paralelo com a necessidade de explicabilidade dos sistemas inteligentes atuais, dado que ele prevê que muitos dos comportamentos aprendidos pela máquina parecerão sem sentido e aleatórios.</text:span></text:p>
      <text:p text:style-name="P9"><text:tab/><text:span text:style-name="T36">A conclusão do artigo é que no futuro as máquinas competirão com os humanos em campos puramente intelectuais, porém até escolha de quais destes campos começar é difícil, não se tem certeza se a abordagem de “ensinar um programa criança” é a melhor, mas as possibilidades devem ser testadas. Podemos ver apenas uma curta distância, mas vemos que há muito a ser feito.</text:span></text:p>
      <text:p text:style-name="P10"><text:tab/><text:span text:style-name="T38">Críticas ao raciocínio proposto por Turing podem ser encontradas no </text:span><text:span text:style-name="T30">paper <text:s/>“</text:span><text:span text:style-name="T28">Critique of Turing's Reasoning</text:span>”, <text:span text:style-name="T38">por Petros A. M. Gelepithis. Gelepithis argumenta que o raciocínio de Turing é impreciso em três </text:span><text:span text:style-name="T39">partes quando propõe a programação de um computador que simule o cérebro de uma criança</text:span><text:span text:style-name="T38">:</text:span></text:p>
      <text:p text:style-name="P10"><text:tab/><text:span text:style-name="T38">1 – Quando Turing compara o processo de educação com um programa, ele não considera o problema que programação é caracterizada por formalizações, enquanto o ensino e </text:span><text:span text:style-name="T39">o aprendizado</text:span><text:span text:style-name="T38"> envolvem elementos </text:span><text:span text:style-name="T39">linguísticos</text:span><text:span text:style-name="T38"> informais.</text:span></text:p>
      <text:p text:style-name="P9"><text:tab/><text:span text:style-name="T38">2 – Ao descrever o processo de aprendizado, Turing </text:span><text:span text:style-name="T39">cita a </text:span><text:span text:style-name="T38">educação que a mente foi submetida e a experiências não caracterizadas como educação, entretanto ele apenas </text:span><text:span text:style-name="T39">propõe</text:span><text:span text:style-name="T38"> </text:span><text:span text:style-name="T39">uma solução que utiliza a programação para </text:span><text:span text:style-name="T38">a educação, desconsiderando a possibilidade de obtenção de conhecimento por </text:span><text:span text:style-name="T39">órgãos sensores </text:span><text:span text:style-name="T38">por exemplo.</text:span></text:p>
      <text:p text:style-name="P9"><text:tab/><text:span text:style-name="T39">3 – Ao considerar que o problema de ensinar um cérebro pode ser um algoritmo ele ignora as interações naturais do genoma com seu ambiente, além de reduzir o cérebro de uma criança a um “caderno que pode ser escrito”, </text:span><text:span text:style-name="T40">desconsiderando conceitos como crescimento, interação com o ambiente e evolução.</text:span></text:p>
      <text:p text:style-name="P9"/>
      <text:p text:style-name="P13">Referências</text:p>
      <text:p text:style-name="P13"/>
      <text:p text:style-name="P9">﻿Turing, A. M. (1950). Computing machinery and intelligence. Mind, v. 236, n. October, p. 433–460. </text:p>
      <text:p text:style-name="P9"/>
      <text:p text:style-name="P9">Gelepithis, Petros. (2019). Critique of Turing's Reasoning. 10.13140/RG.2.2.18267.92966.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Arial, sans-serif"/>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1T11:29:30.423000000</dc:date>
    <meta:editing-duration>PT1H11M45S</meta:editing-duration>
    <meta:editing-cycles>15</meta:editing-cycles>
    <meta:generator>LibreOffice/7.1.2.2$Windows_X86_64 LibreOffice_project/8a45595d069ef5570103caea1b71cc9d82b2aae4</meta:generator>
    <meta:document-statistic meta:table-count="0" meta:image-count="0" meta:object-count="0" meta:page-count="3" meta:paragraph-count="39" meta:word-count="1686" meta:character-count="10724" meta:non-whitespace-character-count="9028"/>
  </office:meta>
</office:document-meta>
</file>